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ceBuilder.toTrac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Builder.methods( String ...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ceBuilder.to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ceBuilder.classes( String ...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ceBuilder.toTraceL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